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149ebe" officeooo:paragraph-rsid="00149ebe"/>
    </style:style>
    <style:style style:name="P2" style:family="paragraph" style:parent-style-name="Standard">
      <style:text-properties fo:language="en" fo:country="US" officeooo:rsid="0014eda0" officeooo:paragraph-rsid="0014eda0"/>
    </style:style>
    <style:style style:name="P3" style:family="paragraph" style:parent-style-name="Standard">
      <style:text-properties fo:language="en" fo:country="US" officeooo:rsid="00177041" officeooo:paragraph-rsid="0018a09e"/>
    </style:style>
    <style:style style:name="P4" style:family="paragraph" style:parent-style-name="Standard">
      <style:text-properties fo:language="en" fo:country="US" officeooo:rsid="00197549" officeooo:paragraph-rsid="00197549"/>
    </style:style>
    <style:style style:name="P5" style:family="paragraph" style:parent-style-name="Standard">
      <style:text-properties fo:language="en" fo:country="US" officeooo:rsid="00197549" officeooo:paragraph-rsid="00197549"/>
    </style:style>
    <style:style style:name="P6" style:family="paragraph" style:parent-style-name="Standard">
      <style:text-properties fo:language="en" fo:country="US" officeooo:rsid="00199431" officeooo:paragraph-rsid="00199431"/>
    </style:style>
    <style:style style:name="T1" style:family="text">
      <style:text-properties officeooo:rsid="0014eda0"/>
    </style:style>
    <style:style style:name="T2" style:family="text">
      <style:text-properties officeooo:rsid="00177041"/>
    </style:style>
    <style:style style:name="T3" style:family="text">
      <style:text-properties officeooo:rsid="0018a09e"/>
    </style:style>
    <style:style style:name="T4" style:family="text">
      <style:text-properties officeooo:rsid="00197549"/>
    </style:style>
    <style:style style:name="T5" style:family="text">
      <style:text-properties officeooo:rsid="001994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vieRater is an application/web page in w<text:span text:style-name="T2">hi</text:span>ch the user can see all the movies/show available in our database by default, but you as a user could also add a new movie/show by entering its data.</text:p>
      <text:p text:style-name="P1">It’s very easy to get around how to use this app, it’s really user-friendly.</text:p>
      <text:p text:style-name="P1">Also, it’s available in every <text:span text:style-name="T1">device: PC, smartphone, tablet, web browser... Everyone has access to it!</text:span></text:p>
      <text:p text:style-name="P1"/>
      <text:p text:style-name="P2">The main objective of this app is to show the world what do you think of a movie/show and express your opinions, whether they are good or bad, about that movie/show.</text:p>
      <text:p text:style-name="P2"/>
      <text:p text:style-name="P3">Once you enter in the app or the web, you will be shown the registration formulary where you can enter your personal data to create an account. Once you create it, you’ll be directed to the main page. </text:p>
      <text:p text:style-name="P3"/>
      <text:p text:style-name="P3"><text:span text:style-name="T3">T</text:span>here you will see some options: the search bar to look for a movie/show in specific, a list of genres where you can filter the movies/shows of which genres you want to see, <text:span text:style-name="T3">the most rated movies/shows, the latest movies/shows premiered </text:span><text:span text:style-name="T4">and</text:span><text:span text:style-name="T3"> also the movies/shows that are trending in that time.</text:span></text:p>
      <text:p text:style-name="P3"/>
      <text:p text:style-name="P4">Then, in the top right corner you will see your profile picture, where if you click on it, it will show some options about your account. Like for example access your profile, change some privacy settings or change settings about the app/web itself, like the theme (dark or light) or the size of the text.</text:p>
      <text:p text:style-name="P4"/>
      <text:p text:style-name="P6">One great thing of this app is the possibility to add every movie/show you want to your list of favorites, where whether if you select a movie or a show, it will show you only the list of movies or shows respectively.</text:p>
      <text:p text:style-name="P4"/>
      <text:p text:style-name="P4"><text:span text:style-name="T5">Finally, e</text:span>ach user is able to message another user and interact with it via a chat. The profile of the other user will be available to see, <text:span text:style-name="T5">only if it’s public, where there will be the favorite list of either movies or show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5T11:26:20.769501475</meta:creation-date>
    <dc:date>2024-05-17T10:12:46.499946354</dc:date>
    <meta:editing-duration>PT1H35M5S</meta:editing-duration>
    <meta:editing-cycles>5</meta:editing-cycles>
    <meta:generator>LibreOffice/7.3.7.2$Linux_X86_64 LibreOffice_project/30$Build-2</meta:generator>
    <meta:document-statistic meta:table-count="0" meta:image-count="0" meta:object-count="0" meta:page-count="1" meta:paragraph-count="9" meta:word-count="325" meta:character-count="1778" meta:non-whitespace-character-count="1461"/>
  </office:meta>
</office:document-meta>
</file>